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style-name="ce1"/>
          <table:table-cell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revenue</text:p>
          </table:table-cell>
          <table:table-cell table:style-name="ce3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table:number-columns-repeated="3" table:style-name="ce6"/>
          <table:table-cell table:style-name="ce3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8">
            <text:p>5,00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23" table:style-name="ce7">
            <text:p>23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C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7">
            <text:p>12</text:p>
          </table:table-cell>
          <table:table-cell table:style-name="ce1"/>
          <table:table-cell office:value-type="string" table:style-name="ce7">
            <text:p>E3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7">
            <text:p>4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C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C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3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5-11T14:49:26Z</dc:date>
    <meta:editing-cycles>5</meta:editing-cycles>
    <meta:editing-duration>PT16S</meta:editing-duration>
  </office:meta>
</office:document-meta>
</file>